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130e04" officeooo:paragraph-rsid="00130e04" style:font-size-asian="14pt" style:font-size-complex="14pt"/>
    </style:style>
    <style:style style:name="P4" style:family="paragraph" style:parent-style-name="Standard">
      <style:text-properties fo:font-size="14pt" officeooo:rsid="0014b0a2" officeooo:paragraph-rsid="0014b0a2" style:font-size-asian="14pt" style:font-size-complex="14pt"/>
    </style:style>
    <style:style style:name="P5" style:family="paragraph" style:parent-style-name="Standard">
      <style:text-properties fo:font-size="14pt" officeooo:rsid="0014b0a2" officeooo:paragraph-rsid="0016892c" style:font-size-asian="14pt" style:font-size-complex="14pt"/>
    </style:style>
    <style:style style:name="P6" style:family="paragraph" style:parent-style-name="Standard">
      <style:text-properties fo:font-size="14pt" officeooo:rsid="0016892c" officeooo:paragraph-rsid="0016892c" style:font-size-asian="14pt" style:font-size-complex="14pt"/>
    </style:style>
    <style:style style:name="P7" style:family="paragraph" style:parent-style-name="Standard">
      <style:text-properties fo:font-size="14pt" officeooo:paragraph-rsid="0016892c" style:font-size-asian="14pt" style:font-size-complex="14pt"/>
    </style:style>
    <style:style style:name="P8" style:family="paragraph" style:parent-style-name="Standard">
      <style:text-properties fo:font-size="14pt" fo:font-style="normal" style:text-underline-style="none" fo:font-weight="normal" officeooo:rsid="0016892c" officeooo:paragraph-rsid="0016892c" style:font-size-asian="14pt" style:font-style-asian="normal" style:font-weight-asian="normal" style:font-size-complex="14pt" style:font-style-complex="normal" style:font-weight-complex="normal"/>
    </style:style>
    <style:style style:name="P9"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0" style:family="paragraph" style:parent-style-name="Standard">
      <style:paragraph-properties fo:text-align="center" style:justify-single-word="false"/>
      <style:text-properties fo:font-size="32pt" style:font-size-asian="32pt" style:font-size-complex="32pt"/>
    </style:style>
    <style:style style:name="P1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officeooo:paragraph-rsid="0014b0a2" style:font-size-asian="20pt" style:font-size-complex="20pt"/>
    </style:style>
    <style:style style:name="P13" style:family="paragraph" style:parent-style-name="Standard">
      <style:text-properties style:font-name="Courier 10 Pitch" fo:font-size="14pt" officeooo:paragraph-rsid="0016892c" style:font-size-asian="14pt" style:font-size-complex="14pt"/>
    </style:style>
    <style:style style:name="P14" style:family="paragraph" style:parent-style-name="Standard">
      <style:text-properties style:text-position="0% 100%" fo:font-size="14pt" officeooo:paragraph-rsid="0016892c" style:font-size-asian="14pt" style:font-size-complex="14pt"/>
    </style:style>
    <style:style style:name="P15" style:family="paragraph" style:parent-style-name="Standard">
      <style:text-properties style:text-position="0% 100%" fo:font-size="14pt" fo:font-style="normal" style:text-underline-style="none" fo:font-weight="normal" officeooo:rsid="0016892c" officeooo:paragraph-rsid="0016892c" style:font-size-asian="14pt" style:font-style-asian="normal" style:font-weight-asian="normal" style:font-size-complex="14pt" style:font-style-complex="normal" style:font-weight-complex="normal"/>
    </style:style>
    <style:style style:name="P16" style:family="paragraph" style:parent-style-name="Standard">
      <style:text-properties style:text-position="0% 100%" fo:font-size="14pt" officeooo:paragraph-rsid="00190592" style:font-size-asian="14pt" style:font-size-complex="14pt"/>
    </style:style>
    <style:style style:name="P17" style:family="paragraph" style:parent-style-name="Standard">
      <style:text-properties fo:font-size="14pt" officeooo:rsid="0014b0a2" officeooo:paragraph-rsid="0014b0a2" style:font-size-asian="14pt" style:font-size-complex="14pt"/>
    </style:style>
    <style:style style:name="P18" style:family="paragraph" style:parent-style-name="Standard">
      <style:text-properties fo:font-size="14pt" officeooo:rsid="00190592" officeooo:paragraph-rsid="00190592" style:font-size-asian="14pt" style:font-size-complex="14pt"/>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16c887"/>
    </style:style>
    <style:style style:name="T4" style:family="text">
      <style:text-properties fo:font-weight="bold" style:font-weight-asian="bold" style:font-weight-complex="bold"/>
    </style:style>
    <style:style style:name="T5" style:family="text">
      <style:text-properties fo:font-weight="bold" officeooo:rsid="0014b0a2" style:font-weight-asian="bold" style:font-weight-complex="bold"/>
    </style:style>
    <style:style style:name="T6" style:family="text">
      <style:text-properties officeooo:rsid="00130e04"/>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190592" style:font-weight-asian="bold" style:font-weight-complex="bold"/>
    </style:style>
    <style:style style:name="T9" style:family="text">
      <style:text-properties officeooo:rsid="0016892c"/>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font-style="italic" style:text-underline-style="none" fo:font-weight="bold" style:font-style-asian="italic" style:font-weight-asian="bold" style:font-style-complex="italic" style:font-weight-complex="bold"/>
    </style:style>
    <style:style style:name="T12" style:family="text">
      <style:text-properties fo:font-style="normal" style:text-underline-style="none" fo:font-weight="bold" style:font-style-asian="normal" style:font-weight-asian="bold" style:font-style-complex="normal" style:font-weight-complex="bold"/>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officeooo:rsid="001796cd"/>
    </style:style>
    <style:style style:name="T15" style:family="text">
      <style:text-properties officeooo:rsid="00190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eataxe-64<text:span text:style-name="T9"> <text:s text:c="3"/></text:span>ZCV.</text:p>
      <text:p text:style-name="P10">Richard Parker <text:span text:style-name="T14">9</text:span>.<text:span text:style-name="T14">8</text:span>.201<text:span text:style-name="T6">5</text:span></text:p>
      <text:p text:style-name="P1"/>
      <text:p text:style-name="P11">Section 1 – Introduction</text:p>
      <text:p text:style-name="P2"/>
      <text:p text:style-name="P2">Meataxe64 works with an internal format for matrices<text:span text:style-name="T14">, permutations etc.,</text:span> so that a program is needed to convert data into this internal format from other sources. Since time immemorial (i.e. about 1982) there has been a program ZCV that was originally designed to convert matrices from a FORTRAN system for use in the "c" meataxe that was gradually emerging at the time. <text:s/>This format is still in use (e.g. the "meataxe" format on the QMC web-site of group representations) but the last thirty years of hardware and software development made a substantial upgrade to this program necessary.</text:p>
      <text:p text:style-name="P2"/>
      <text:p text:style-name="P3">The current program, therefore, aims to retain compatibility with the old files, and it is hoped that any file that could be read by any of the old versions of ZCV can still be read by the current version<text:span text:style-name="T9"> (or at least readily changed to be readable)</text:span>, and that the matrix read will be the same. <text:s/><text:span text:style-name="T9">There is no real attempt to force the data into a format acceptable to old programs, however, though ZPR does make such an attempt. </text:span>Further capabilities have been added<text:span text:style-name="T9"> recently, and yet more are expected if/when interconversion to GAP and magma become important, probably using the </text:span>"mode" <text:span text:style-name="T9">integer</text:span> at the start.</text:p>
      <text:p text:style-name="P3"/>
      <text:p text:style-name="P4">The program starts by a "scanf" of four integers, which must be separated by whitespace. <text:s/>There may be some very old files where the zeros were inserted, and these can no longer be read. <text:s/>Originally the first line of a 24x24 matrix mod 2 would read . . .</text:p>
      <text:p text:style-name="P4">01000002000024000024</text:p>
      <text:p text:style-name="P4">and this is no longer usable - the zeros must be replaced by spaces, giving</text:p>
      <text:p text:style-name="P4"><text:s/>1 <text:s text:c="4"/>2 <text:s text:c="3"/>24 <text:s text:c="3"/>24</text:p>
      <text:p text:style-name="P4">also, the number of spaces between the characters is no longer significant, so the above line could also be given as . . .</text:p>
      <text:p text:style-name="P4"><text:s text:c="7"/>1 2 <text:s text:c="13"/>24 <text:s text:c="3"/>24</text:p>
      <text:p text:style-name="P4">without any change of meaning.</text:p>
      <text:p text:style-name="P4"/>
      <text:p text:style-name="P6">The program takes the input for stdin, so a typical run is</text:p>
      <text:p text:style-name="P7"/>
      <text:p text:style-name="P13">zcv a1 &lt; text1</text:p>
      <text:p text:style-name="P7"/>
      <text:p text:style-name="P6">to take the contents of the file "text1" and produce the internal-format matrix in the file a1.</text:p>
      <text:p text:style-name="P5"/>
      <text:p text:style-name="P12"><text:span text:style-name="T4">Section 2 – The </text:span><text:span text:style-name="T5">formats in detail.</text:span></text:p>
      <text:p text:style-name="P4"><text:s/></text:p>
      <text:p text:style-name="P18"><text:soft-page-break/>All modes input the first four entries as &lt;mode&gt; &lt;fdef&gt; &lt;nor&gt; &lt;noc&gt; which are used in similar ways which, however, differ in detail. <text:s/></text:p>
      <text:p text:style-name="P18"/>
      <text:p text:style-name="P4"><text:span text:style-name="T7">Mode 1</text:span> reads lines of 80 characters and interprets each character as a field entry. <text:s/>The single character entries are 0-9, A-Z, a-z.</text:p>
      <text:p text:style-name="P4">0-9 are interpreted as usual, and A-Z extend this range up to 35.</text:p>
      <text:p text:style-name="P4">a-z are interpreted as -26 (a) down to -1 (z), where x is interpreted as fdef-x if the field is of composite order.</text:p>
      <text:p text:style-name="P6">No checks are made (<text:span text:style-name="T10">TBD</text:span><text:span text:style-name="T11"> perhaps they should be?)</text:span><text:span text:style-name="T12"> </text:span><text:span text:style-name="T13">and for composite fields the entries are assumed to be in the "standard" format (a polynomial modulo the Conway polynomial with the indeterminate replaced by p).</text:span></text:p>
      <text:p text:style-name="P8">A new line is taken at the end of each vector of the matrix, and also every 80 characters.</text:p>
      <text:p text:style-name="P6"/>
      <text:p text:style-name="P7"><text:span text:style-name="T7">Mode 2</text:span> reads permutations as integers separated by whitespace, and converts them into permutation matrices.<text:span text:style-name="T9"> <text:s/>There is no requirement that these integers be on separate lines, or six characters long as was the case originally.</text:span></text:p>
      <text:p text:style-name="P7"/>
      <text:p text:style-name="P7"><text:span text:style-name="T7">Mode 3</text:span> reads 25 entries per line as three character fields. <text:s/>This is a backward-compatiblilty mode, as there may be files where the prime is greater than 100 so that the data could not be readily extracted otherwise.</text:p>
      <text:p text:style-name="P7"/>
      <text:p text:style-name="P7"><text:span text:style-name="T7">Mode 4</text:span> is similarly backwards-compatible with five 8-character elements per field.</text:p>
      <text:p text:style-name="P7"/>
      <text:p text:style-name="P7"><text:span text:style-name="T7">Mode 5</text:span> is also backwards-compatible, reducing the entries modulo the characteristic.</text:p>
      <text:p text:style-name="P7"/>
      <text:p text:style-name="P7"><text:span text:style-name="T7">Mode 6</text:span> is new. <text:s/>Each entry is an integer followed by whitespace, and is converted into an unsigned 64-bit integer and used directly as a field element. <text:s/>Hence, for example, if the field is order 27, 25 would be 1 in mode 5, but would be 2x<text:span text:style-name="T1">2</text:span><text:span text:style-name="T2"> + 2x + 1 modulo the Conway polynomial mod 3 in mode 6.</text:span><text:span text:style-name="T3"> <text:s/>This enables the input into very large fields.</text:span></text:p>
      <text:p text:style-name="P14"/>
      <text:p text:style-name="P16"><text:span text:style-name="T7">Mode 12</text:span> <text:span text:style-name="T14">inputs permutations as permutations (rather then converting them into a matrix, as mode 2 does). <text:s/>It is needed for strict compatibility with the legacy formats, which store a 1 in the &lt;noc&gt; parameter where we would like to store the image size.</text:span></text:p>
      <text:p text:style-name="P16"><text:span text:style-name="T14"><text:s/></text:span></text:p>
      <text:p text:style-name="P16"><text:span text:style-name="T7">Mode 1</text:span><text:span text:style-name="T8">3</text:span> <text:span text:style-name="T14">inputs maps. <text:s/>The fdef entry must be 1, &lt;nor&gt; stores the domain size and &lt;noc&gt; stores the image size.</text:span></text:p>
      <text:p text:style-name="P16"/>
      <text:p text:style-name="P16"><text:span text:style-name="T15">Mode 12 is used normally used for permutations (including in zpr) and 13 only where the domain and image sizes differ. <text:s/>Mode 13 can, however, be used where the domain and image sizes are equal, and conversely mode 12 can be used for non-invertible maps between sets of the same cardinality.</text:span></text:p>
      <text:p text:style-name="P16"/>
      <text:p text:style-name="P16"/>
      <text:p text:style-name="P15">Further modes will be added as and when necessary, with Magma and GAP input being fairly high on the priority 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5-08-09T09:18:56.640841163</dc:date>
    <meta:editing-duration>PT23H36M54S</meta:editing-duration>
    <meta:editing-cycles>102</meta:editing-cycles>
    <meta:generator>LibreOffice/4.2.8.2$Linux_X86_64 LibreOffice_project/420m0$Build-2</meta:generator>
    <meta:printed-by>User </meta:printed-by>
    <meta:print-date>2012-08-06T12:45:35</meta:print-date>
    <meta:document-statistic meta:table-count="0" meta:image-count="0" meta:object-count="0" meta:page-count="2" meta:paragraph-count="33" meta:word-count="789" meta:character-count="4478" meta:non-whitespace-character-count="3664"/>
  </office:meta>
</office:document-meta>
</file>